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officeooo:rsid="0015b264" officeooo:paragraph-rsid="003dc286"/>
    </style:style>
    <style:style style:name="P2" style:family="paragraph" style:parent-style-name="Title">
      <style:paragraph-properties fo:margin-top="0cm" fo:margin-bottom="0cm" style:contextual-spacing="false"/>
      <style:text-properties officeooo:rsid="003dc286" officeooo:paragraph-rsid="003dc286"/>
    </style:style>
    <style:style style:name="P3" style:family="paragraph" style:parent-style-name="Footer">
      <style:text-properties fo:font-size="10pt" officeooo:rsid="003fc232" officeooo:paragraph-rsid="003fc232" style:font-size-asian="10pt" style:font-size-complex="10pt"/>
    </style:style>
    <style:style style:name="P4" style:family="paragraph" style:parent-style-name="Text_20_body" style:list-style-name="L1">
      <style:text-properties fo:font-size="10pt" officeooo:rsid="0017dfdd" officeooo:paragraph-rsid="0017dfdd" style:font-size-asian="10pt" style:font-size-complex="10pt"/>
    </style:style>
    <style:style style:name="P5" style:family="paragraph" style:parent-style-name="Text_20_body" style:list-style-name="L1">
      <style:text-properties fo:font-size="10pt" officeooo:rsid="003d84aa" officeooo:paragraph-rsid="003d84aa" style:font-size-asian="10pt" style:font-size-complex="10pt"/>
    </style:style>
    <style:style style:name="P6" style:family="paragraph" style:parent-style-name="Text_20_body" style:list-style-name="L1">
      <style:text-properties fo:font-size="10pt" officeooo:rsid="00170e21" officeooo:paragraph-rsid="0037719a" style:font-size-asian="10pt" style:font-size-complex="10pt"/>
    </style:style>
    <style:style style:name="P7" style:family="paragraph" style:parent-style-name="Text_20_body" style:list-style-name="L1">
      <style:text-properties fo:font-size="10pt" officeooo:rsid="00170e21" officeooo:paragraph-rsid="00170e21" style:font-size-asian="10pt" style:font-size-complex="10pt"/>
    </style:style>
    <style:style style:name="P8" style:family="paragraph" style:parent-style-name="Text_20_body" style:list-style-name="L1">
      <style:text-properties fo:font-size="10pt" officeooo:rsid="00170e21" officeooo:paragraph-rsid="0038c780" style:font-size-asian="10pt" style:font-size-complex="10pt"/>
    </style:style>
    <style:style style:name="P9" style:family="paragraph" style:parent-style-name="Text_20_body" style:list-style-name="L1">
      <style:text-properties fo:font-size="10pt" officeooo:rsid="0015b264" officeooo:paragraph-rsid="0015b264" style:font-size-asian="10pt" style:font-size-complex="10pt"/>
    </style:style>
    <style:style style:name="P10" style:family="paragraph" style:parent-style-name="Text_20_body" style:list-style-name="L1">
      <style:text-properties fo:font-size="10pt" officeooo:rsid="0015b264" officeooo:paragraph-rsid="00170e21" style:font-size-asian="10pt" style:font-size-complex="10pt"/>
    </style:style>
    <style:style style:name="P11" style:family="paragraph" style:parent-style-name="Text_20_body" style:list-style-name="L1">
      <style:text-properties fo:font-size="10pt" officeooo:rsid="0015b264" officeooo:paragraph-rsid="003d84aa" style:font-size-asian="10pt" style:font-size-complex="10pt"/>
    </style:style>
    <style:style style:name="P12" style:family="paragraph" style:parent-style-name="Text_20_body" style:list-style-name="L1">
      <style:text-properties fo:font-size="10pt" officeooo:rsid="0015b264" officeooo:paragraph-rsid="0017dfdd" style:font-size-asian="10pt" style:font-size-complex="10pt"/>
    </style:style>
    <style:style style:name="P13" style:family="paragraph" style:parent-style-name="Text_20_body" style:list-style-name="L1">
      <style:text-properties fo:font-size="10pt" officeooo:rsid="003ad190" officeooo:paragraph-rsid="003ad190" style:font-size-asian="10pt" style:font-size-complex="10pt"/>
    </style:style>
    <style:style style:name="P14" style:family="paragraph" style:parent-style-name="Text_20_body" style:list-style-name="L1">
      <style:text-properties fo:font-size="10pt" officeooo:rsid="0038c780" officeooo:paragraph-rsid="0038c780" style:font-size-asian="10pt" style:font-size-complex="10pt"/>
    </style:style>
    <style:style style:name="P15" style:family="paragraph" style:parent-style-name="Text_20_body" style:list-style-name="L1">
      <style:text-properties fo:font-size="10pt" officeooo:rsid="00393311" officeooo:paragraph-rsid="0017dfdd" style:font-size-asian="10pt" style:font-size-complex="10pt"/>
    </style:style>
    <style:style style:name="P16" style:family="paragraph" style:parent-style-name="Text_20_body" style:list-style-name="L1">
      <style:text-properties fo:font-size="10pt" officeooo:rsid="00393311" officeooo:paragraph-rsid="00393311" style:font-size-asian="10pt" style:font-size-complex="10pt"/>
    </style:style>
    <style:style style:name="T1" style:family="text">
      <style:text-properties officeooo:rsid="002459c3"/>
    </style:style>
    <style:style style:name="T2" style:family="text">
      <style:text-properties officeooo:rsid="0037719a"/>
    </style:style>
    <style:style style:name="T3" style:family="text">
      <style:text-properties officeooo:rsid="0017dfdd"/>
    </style:style>
    <style:style style:name="T4" style:family="text">
      <style:text-properties officeooo:rsid="00199e38"/>
    </style:style>
    <style:style style:name="T5" style:family="text">
      <style:text-properties officeooo:rsid="0038c780"/>
    </style:style>
    <style:style style:name="T6" style:family="text">
      <style:text-properties officeooo:rsid="00170e21"/>
    </style:style>
    <style:style style:name="T7" style:family="text">
      <style:text-properties officeooo:rsid="00234a7c"/>
    </style:style>
    <style:style style:name="T8" style:family="text">
      <style:text-properties officeooo:rsid="003d84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ustrial Laser Cutter</text:p>
      <text:p text:style-name="P1"><text:span text:style-name="T1">O</text:span>peration Checklist</text:p>
      <text:list text:style-name="L1">
        <text:list-item>
          <text:p text:style-name="P4">Add your name, date, time <text:span text:style-name="T2">and material to be cut in</text:span> the operation log.</text:p>
        </text:list-item>
        <text:list-item>
          <text:p text:style-name="P5">Obtain key from lockbox with authorized code.</text:p>
        </text:list-item>
        <text:list-item>
          <text:p text:style-name="P6"><text:span text:style-name="T2">Turn on w</text:span>ater chiller </text:p>
        </text:list-item>
        <text:list-item>
          <text:p text:style-name="P9">Turn on power to controller (top switch) <text:span text:style-name="T4">on right side of machine. <text:s/></text:span><text:span text:style-name="T2">The controller will auto-home the laser head.</text:span></text:p>
        </text:list-item>
        <text:list-item>
          <text:p text:style-name="P10">Place work piece inside cabinet <text:span text:style-name="T5">and </text:span><text:span text:style-name="T8">adjust Z axis to </text:span><text:span text:style-name="T5">ensure it is below the head.</text:span></text:p>
        </text:list-item>
        <text:list-item>
          <text:p text:style-name="P11"><text:span text:style-name="T6">S</text:span>et origin point for job <text:span text:style-name="T6">using arrow buttons and </text:span><text:span text:style-name="T4">press “Origin” button. <text:s/>Press “Reset” to confirm origin is set to correct location, machine will re-home and return to the origin.</text:span></text:p>
        </text:list-item>
        <text:list-item>
          <text:p text:style-name="P11">Set Z-distance from laser carefully using the green Z up/down buttons. <text:s/>This is normally a 7mm gap between the laser head and work piece although depends on the <text:span text:style-name="T6">focal length of the lens. <text:s/></text:span><text:span text:style-name="T4">Use the step </text:span><text:span text:style-name="T5">gauge</text:span><text:span text:style-name="T4"> block to set gap distance.</text:span></text:p>
        </text:list-item>
        <text:list-item>
          <text:p text:style-name="P13">Make sure you know the location of the CO2 extinguisher.</text:p>
        </text:list-item>
        <text:list-item>
          <text:p text:style-name="P7">CLOSE ALL PANELS to avoid laser exposure.</text:p>
        </text:list-item>
        <text:list-item>
          <text:p text:style-name="P9">Load job onto machine either through PC or USB stick. <text:s/>Job should never specify a laser power of over 50% because it significantly reduces the life of the laser tube. <text:s/><text:span text:style-name="T7">When cutting jobs, it should be for a RUIDA controller G-code.</text:span></text:p>
        </text:list-item>
        <text:list-item>
          <text:p text:style-name="P9">Open the vent <text:span text:style-name="T2">blast gate </text:span>located on exhaust tube above back of machine.</text:p>
        </text:list-item>
        <text:list-item>
          <text:p text:style-name="P9">Turn on power to exhaust fans (located near the breaker panel).</text:p>
        </text:list-item>
        <text:list-item>
          <text:p text:style-name="P9">Turn on air assist <text:span text:style-name="T2">(pump/compressor).</text:span></text:p>
        </text:list-item>
        <text:list-item>
          <text:p text:style-name="P7"><text:span text:style-name="T5">V</text:span><text:span text:style-name="T2">erify </text:span><text:span text:style-name="T5">water temperature is between 16 and 25 </text:span>degrees C. <text:s/>Top off with distilled water if level is low.</text:p>
        </text:list-item>
        <text:list-item>
          <text:p text:style-name="P9">Turn on laser power supply (<text:span text:style-name="T4">middle</text:span> switch <text:span text:style-name="T4">on right side of machine</text:span>).</text:p>
        </text:list-item>
        <text:list-item>
          <text:p text:style-name="P9">Select file and press green “Start/Pause” button <text:span text:style-name="T3">to start cutting.</text:span></text:p>
        </text:list-item>
        <text:list-item>
          <text:p text:style-name="P9">When job is finished, remove work piece. <text:s/><text:span text:style-name="T5">Controller will beep when job is finished.</text:span></text:p>
        </text:list-item>
        <text:list-item>
          <text:p text:style-name="P14">Close vent blast gate.</text:p>
        </text:list-item>
        <text:list-item>
          <text:p text:style-name="P8">Turn off exhaust fans <text:span text:style-name="T5">if no other vented equipment is in use.</text:span></text:p>
        </text:list-item>
        <text:list-item>
          <text:p text:style-name="P7"><text:span text:style-name="T8">T</text:span>urn off air assist.</text:p>
        </text:list-item>
        <text:list-item>
          <text:p text:style-name="P7">Turn off laser tube and controller power.</text:p>
        </text:list-item>
        <text:list-item>
          <text:p text:style-name="P14">Turn off water chiller.</text:p>
        </text:list-item>
        <text:list-item>
          <text:p text:style-name="P12"><text:span text:style-name="T4">Leave the machine clean: <text:s/></text:span><text:span text:style-name="T3">empty chip tray and wipe down residue </text:span><text:span text:style-name="T4">from cut</text:span><text:span text:style-name="T3">.</text:span></text:p>
        </text:list-item>
        <text:list-item>
          <text:p text:style-name="P15">Finish filling out job log including all required fields and notes on machine performance. </text:p>
        </text:list-item>
        <text:list-item>
          <text:p text:style-name="P16">Return lock-out key to lock-box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3fc232" officeooo:paragraph-rsid="003fc232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Revision 1.0: 2026-03-11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3-11T08:48:43.352346316</dc:date>
    <meta:editing-duration>PT1H25M41S</meta:editing-duration>
    <meta:editing-cycles>18</meta:editing-cycles>
    <meta:generator>LibreOffice/24.2.7.2$Linux_X86_64 LibreOffice_project/420$Build-2</meta:generator>
    <meta:print-date>2026-02-23T14:39:34.329392681</meta:print-date>
    <meta:document-statistic meta:table-count="0" meta:image-count="0" meta:object-count="0" meta:page-count="1" meta:paragraph-count="28" meta:word-count="370" meta:character-count="2057" meta:non-whitespace-character-count="1729"/>
  </office:meta>
</office:document-meta>
</file>